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fr" fo:country="FR" officeooo:rsid="00147b71" officeooo:paragraph-rsid="001600db"/>
    </style:style>
    <style:style style:name="P2" style:family="paragraph" style:parent-style-name="Standard">
      <style:text-properties fo:language="fr" fo:country="FR" officeooo:rsid="001600db" officeooo:paragraph-rsid="001600db"/>
    </style:style>
    <style:style style:name="P3" style:family="paragraph" style:parent-style-name="Standard">
      <style:text-properties officeooo:paragraph-rsid="001600db"/>
    </style:style>
    <style:style style:name="P4" style:family="paragraph" style:parent-style-name="Standard">
      <style:text-properties officeooo:rsid="0019cb18" officeooo:paragraph-rsid="0019cb18"/>
    </style:style>
    <style:style style:name="P5" style:family="paragraph" style:parent-style-name="Standard">
      <style:text-properties officeooo:paragraph-rsid="001b860d"/>
    </style:style>
    <style:style style:name="P6" style:family="paragraph" style:parent-style-name="Standard">
      <style:text-properties officeooo:rsid="001b860d" officeooo:paragraph-rsid="001b860d"/>
    </style:style>
    <style:style style:name="P7" style:family="paragraph" style:parent-style-name="Standard">
      <style:text-properties fo:language="fr" fo:country="FR" officeooo:rsid="001600db" officeooo:paragraph-rsid="001c8bda"/>
    </style:style>
    <style:style style:name="P8" style:family="paragraph" style:parent-style-name="Standard">
      <style:text-properties officeooo:paragraph-rsid="001d2778"/>
    </style:style>
    <style:style style:name="T1" style:family="text">
      <style:text-properties officeooo:rsid="001600db"/>
    </style:style>
    <style:style style:name="T2" style:family="text">
      <style:text-properties officeooo:rsid="0017119f"/>
    </style:style>
    <style:style style:name="T3" style:family="text">
      <style:text-properties fo:language="fr" fo:country="FR" officeooo:rsid="001600db"/>
    </style:style>
    <style:style style:name="T4" style:family="text">
      <style:text-properties fo:language="fr" fo:country="FR" officeooo:rsid="0017119f"/>
    </style:style>
    <style:style style:name="T5" style:family="text">
      <style:text-properties officeooo:rsid="001b860d"/>
    </style:style>
    <style:style style:name="T6" style:family="text">
      <style:text-properties officeooo:rsid="001c5a86"/>
    </style:style>
    <style:style style:name="T7" style:family="text">
      <style:text-properties officeooo:rsid="00147b71"/>
    </style:style>
    <style:style style:name="T8" style:family="text">
      <style:text-properties officeooo:rsid="001d2778"/>
    </style:style>
    <style:style style:name="T9" style:family="text">
      <style:text-properties officeooo:rsid="001d6d9b"/>
    </style:style>
    <style:style style:name="T10" style:family="text">
      <style:text-properties fo:font-weight="normal" officeooo:rsid="001d6d9b"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Remets ton épée au fourreau. La coupe que m’a donnée le Père, vais-je refuser de la boire ? » (Jean) </text:p>
      <text:p text:style-name="P7">« Père, si tu voulais éloigner de moi cette coupe! Toutefois, que ma volonté ne se fasse pas, mais la tienne. » (Mathieu)</text:p>
      <text:p text:style-name="P7"/>
      <text:p text:style-name="P7"><text:span text:style-name="T7">Pour nous, membres de l’acat, l’arrestation de Jésus dans le jardin des oliviers ne peux que nous </text:span>rappeler ceux qui ont été ou sont opprimés du fait de leur lutte pour la justice et la paix.</text:p>
      <text:p text:style-name="P3"><text:span text:style-name="T3">Comme Lui, ils ont le courage d’accepter cette coupe combien difficile </text:span><text:span text:style-name="T4">non par peur des enfers ou dans l’espérance d’une récompense paradisiaque, </text:span>qui ne procède <text:span text:style-name="T2">donc </text:span>pas d’un marchandage moral avec Dieu, <text:span text:style-name="T2">mais par devoir et par amour de son prochain</text:span>.</text:p>
      <text:p text:style-name="P4">Le Vendredi Saint est donc un jour de tristesse du fait de Son arrestation et Sa crucifixion, mais avant même la Pâques, nous pouvons déjà méditer sur ce courage, trop souvent silencieux, de ceux qui surmontent leurs peur.</text:p>
      <text:p text:style-name="P6">Prions pour tous ceux que nous avons soutenus, tous ceux que nous n’avons pas pu soutenir, tous ceux qui sont dans resté dans l’ombre, hier et aujourd’hui.</text:p>
      <text:p text:style-name="P6"/>
      <text:p text:style-name="P8"><text:span text:style-name="T8">Avec </text:span>Salman al-Awdah <text:span text:style-name="T9">en Arabie Saoudite</text:span>, <text:span text:style-name="T9">avec </text:span>Mamadou Lamarana Bah <text:span text:style-name="T9">en Guinée, avec </text:span><text:span text:style-name="Strong_20_Emphasis">Ramy Kamel </text:span><text:span text:style-name="Strong_20_Emphasis"><text:span text:style-name="T10">en Egypte, avec </text:span></text:span><text:span text:style-name="Strong_20_Emphasis"><text:span text:style-name="T9">Guligeina Tashimaimati</text:span></text:span><text:span text:style-name="Strong_20_Emphasis"><text:span text:style-name="T10"> au Xinjiang, Huang Xueqin en Chine, avec Germain Rukuki au Burundi.</text:span></text:span></text:p>
      <text:p text:style-name="P5"/>
      <text:p text:style-name="P5"><text:span text:style-name="T5">« ...</text:span>avec la dernière femme morte à Ravensbrück pour avoir donné asile à l'un des nôt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20:39:06.496582496</meta:creation-date>
    <dc:date>2020-01-15T21:02:22.659524179</dc:date>
    <meta:editing-duration>PT22M31S</meta:editing-duration>
    <meta:editing-cycles>5</meta:editing-cycles>
    <meta:generator>LibreOffice/6.0.7.3$Linux_X86_64 LibreOffice_project/00m0$Build-3</meta:generator>
    <meta:document-statistic meta:table-count="0" meta:image-count="0" meta:object-count="0" meta:page-count="1" meta:paragraph-count="8" meta:word-count="234" meta:character-count="1331" meta:non-whitespace-character-count="1104"/>
  </office:meta>
</office:document-meta>
</file>